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1f4cb"/>
    </style:style>
    <style:style style:name="P2" style:family="paragraph" style:parent-style-name="Standard">
      <style:text-properties fo:font-weight="normal" officeooo:rsid="0001f4cb" officeooo:paragraph-rsid="0001f4cb" style:font-weight-asian="normal" style:font-weight-complex="normal"/>
    </style:style>
    <style:style style:name="P3" style:family="paragraph" style:parent-style-name="Standard">
      <style:text-properties officeooo:paragraph-rsid="0001f4cb"/>
    </style:style>
    <style:style style:name="T1" style:family="text">
      <style:text-properties fo:font-weight="normal" officeooo:rsid="00223cc4" style:font-weight-asian="normal" style:font-weight-complex="normal"/>
    </style:style>
    <style:style style:name="T2" style:family="text">
      <style:text-properties fo:font-weight="normal" officeooo:rsid="00234120" style:font-weight-asian="normal" style:font-weight-complex="normal"/>
    </style:style>
    <style:style style:name="T3" style:family="text">
      <style:text-properties fo:font-weight="normal" officeooo:rsid="0001f4cb" style:font-weight-asian="normal" style:font-weight-complex="normal"/>
    </style:style>
    <style:style style:name="T4" style:family="text">
      <style:text-properties fo:font-weight="normal" officeooo:rsid="0003e278" style:font-weight-asian="normal" style:font-weight-complex="normal"/>
    </style:style>
    <style:style style:name="T5" style:family="text">
      <style:text-properties fo:font-weight="normal" officeooo:rsid="000462c0" style:font-weight-asian="normal" style:font-weight-complex="normal"/>
    </style:style>
    <style:style style:name="T6" style:family="text">
      <style:text-properties fo:font-weight="bold" officeooo:rsid="0001f4cb" style:font-weight-asian="bold" style:font-weight-complex="bold"/>
    </style:style>
    <style:style style:name="T7" style:family="text">
      <style:text-properties fo:font-weight="bold" officeooo:rsid="000462c0"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tab/></text:span><text:span text:style-name="T3">The graphics of </text:span><text:span text:style-name="T6">ARC: </text:span><text:span text:style-name="T7">Advanced Racing Construct</text:span><text:span text:style-name="T6"> </text:span><text:span text:style-name="T3">will be mostly minimalist and put an emphasis on the experience. </text:span><text:span text:style-name="T1">For the overall art style, I really like </text:span><text:span text:style-name="T5">technique</text:span><text:span text:style-name="T3"> used in the game </text:span><text:span text:style-name="T1">‘Art of Rally’. </text:span><text:span text:style-name="T4">Unlike that game, the mood will shift</text:span><text:span text:style-name="T3"> towards something </text:span><text:span text:style-name="T2">more </text:span><text:span text:style-name="T4">slightly </text:span><text:span text:style-name="T2">futuristic, dark, and dystopian, </text:span><text:span text:style-name="T1">but the low-poly </text:span><text:span text:style-name="T2">and </text:span><text:span text:style-name="T1">well rendered style is very attractive and will help </text:span><text:span text:style-name="T2">put an emphasis on the gameplay, rather than </text:span><text:span text:style-name="T3">a</text:span><text:span text:style-name="T2"> sensory overload. </text:span></text:p>
      <text:p text:style-name="P1"><text:span text:style-name="T2"/></text:p>
      <text:p text:style-name="P1"><text:span text:style-name="T2"><text:tab/></text:span><text:span text:style-name="T3">T</text:span><text:span text:style-name="T2">his is a game that </text:span><text:span text:style-name="T3">should be able to be </text:span><text:span text:style-name="T2">run on a very wide range of devices (Apple TV, Roku TVs), so making it graphically simple should help overall adoption. </text:span><text:span text:style-name="T3">I included a screenshot of the game ‘Transistor’ which is a great representation of the mood I would hope to emulate; lots of neon highlights, shadows, and slightly darker thematic overtones.</text:span></text:p>
      <text:p text:style-name="P2"/>
      <text:p text:style-name="P2"/>
      <text:p text:style-name="P2"><text:tab/>The level that I am most excited about is a mobius strip race course (see attached photo). Racers would start on opposite sides of the track and race towards each other. The race would be over if a player gets caught, or after a predetermined amount of laps the player with the lower time split would be the winner.</text:p>
      <text:p text:style-name="P2"/>
      <text:p text:style-name="P1"><text:span text:style-name="T3"><text:tab/>In </text:span><text:span text:style-name="T6">ARC,</text:span><text:span text:style-name="T3"> a the players racer is powered by his or her real-time pedaling efforts, and just like in the physical world, more power is needed to go up an incline, and subsequently the opposite is true.</text:span></text:p>
      <text:p text:style-name="P2">This makes the mobius course design so intriguing because of the almost constant gradient articulation throughout the level, meaning that the player is constantly having to steer along the curves as well as deal with the changes in pitch. </text:p>
      <text:p text:style-name="P2"/>
      <text:p text:style-name="P2"><text:tab/>The fastest players are going to have time their efforts very well for maximum value all while navigating a paradoxical race trac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31T12:43:30.572000000</meta:creation-date>
    <meta:generator>LibreOffice/7.0.4.2$Windows_X86_64 LibreOffice_project/dcf040e67528d9187c66b2379df5ea4407429775</meta:generator>
    <dc:date>2021-01-14T09:42:59.005000000</dc:date>
    <meta:editing-duration>PT1M45S</meta:editing-duration>
    <meta:editing-cycles>2</meta:editing-cycles>
    <meta:document-statistic meta:table-count="0" meta:image-count="0" meta:object-count="0" meta:page-count="1" meta:paragraph-count="6" meta:word-count="292" meta:character-count="1678" meta:non-whitespace-character-count="1385"/>
  </office:meta>
</office:document-meta>
</file>